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etting Started in a FOSS Project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searching the projec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 you've chosen a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you find out mor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do you need to know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sources of inform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ual page/document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inary package descri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b sear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shmeat.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Project Attribut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ry to find out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does the developme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it organi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it licen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the source code manag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are stable releases don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communication methods are u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are bugs track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es it interact with other proje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Structur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ow is the project structur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project team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part of a larger projec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it have any corporate involveme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y formal legal framework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makes decision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'Cathedral' or 'Bazaar'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iests in a tower or a milling bazaa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Making contact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Do your homework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n't ask questions that are answered on the websi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ad the “Asking smart questions” FAQ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ad the mailing list for a while fir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en asking quest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heck that nobody has asked it befo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lude enough information for an answer to be pos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n't be demanding, ask nice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how that you've put some effort in to find the answer yoursel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ntributing a patch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5">
              <text:list-item>
                <text:p text:style-name="P4">Research first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patch format is wan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gainst what version of the cod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much explanation is wan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re tests and documentation expec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developer guid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happened with other patch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esting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 sure the patch work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heck it doesn't break anything el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portabl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alm and pati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may take a lot of time to get a patch integr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ase Study: vlc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vlc – video play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does it do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maintains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the project structur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the developers communicat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has happened recently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I build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I contribut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6cm" svg:height="1.276cm" svg:x="8cm" svg:y="15cm">
          <draw:text-box>
            <text:p text:style-name="P1"><text:span text:style-name="T1">Let's look at vlc ...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Exploring vlc</text:p>
          </draw:text-box>
        </draw:frame>
        <draw:frame presentation:style-name="pr4" draw:text-style-name="P4" draw:layer="layout" svg:width="23.912cm" svg:height="14.183cm" svg:x="2.058cm" svg:y="5.838cm" presentation:class="outline" presentation:user-transformed="true">
          <draw:text-box>
            <text:list text:style-name="L5">
              <text:list-item>
                <text:p text:style-name="P4">vlc main pa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er wiki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ing howto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phisticated websi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ource cod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 direc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ultiple reposito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web interfa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igh development spe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unic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r and separate devel lis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mit msgs to devel li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and user foru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RC chan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lc packag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inary packag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offers binaries for several platfor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s tips on reposito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tailed project descri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 sepa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skins' for customis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ependenc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 dependenc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untime dependenc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ploring dependencies with synapt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lc team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eam pa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tails on major contribu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p loc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vn login detai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b-project te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conta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eam ev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eam meetings at conferen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day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4T08:25:50</dc:date>
    <meta:editing-cycles>34</meta:editing-cycles>
    <meta:editing-duration>P2DT1H39M42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